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103" officeooo:paragraph-rsid="0000f103"/>
    </style:style>
    <style:style style:name="P2" style:family="paragraph" style:parent-style-name="Standard">
      <style:text-properties style:text-underline-style="none" officeooo:rsid="0000f103" officeooo:paragraph-rsid="0000f103"/>
    </style:style>
    <style:style style:name="P3" style:family="paragraph" style:parent-style-name="Standard">
      <style:text-properties officeooo:rsid="0007039d" officeooo:paragraph-rsid="0007039d"/>
    </style:style>
    <style:style style:name="P4" style:family="paragraph" style:parent-style-name="Standard">
      <style:text-properties officeooo:paragraph-rsid="0009bb22"/>
    </style:style>
    <style:style style:name="P5" style:family="paragraph" style:parent-style-name="Standard">
      <style:text-properties officeooo:rsid="0000f103" officeooo:paragraph-rsid="0000f103"/>
    </style:style>
    <style:style style:name="P6" style:family="paragraph" style:parent-style-name="Standard">
      <style:text-properties officeooo:rsid="0000f103" officeooo:paragraph-rsid="0009bb22"/>
    </style:style>
    <style:style style:name="T1" style:family="text">
      <style:text-properties officeooo:rsid="0000f103"/>
    </style:style>
    <style:style style:name="T2" style:family="text">
      <style:text-properties officeooo:rsid="0001f46c"/>
    </style:style>
    <style:style style:name="T3" style:family="text">
      <style:text-properties officeooo:rsid="00021f35"/>
    </style:style>
    <style:style style:name="T4" style:family="text">
      <style:text-properties officeooo:rsid="000385b2"/>
    </style:style>
    <style:style style:name="T5" style:family="text">
      <style:text-properties officeooo:rsid="0007039d"/>
    </style:style>
    <style:style style:name="T6" style:family="text">
      <style:text-properties officeooo:rsid="00088f01"/>
    </style:style>
    <style:style style:name="T7" style:family="text">
      <style:text-properties officeooo:rsid="0009b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:</text:p>
      <text:p text:style-name="Standard"/>
      <text:p text:style-name="Standard">- <text:span text:style-name="T1">Terminar viento, algunas armas, rotaciones.</text:span></text:p>
      <text:p text:style-name="Standard">- <text:span text:style-name="T5">Depurar con valgrind una partida integra con un cliente</text:span></text:p>
      <text:p text:style-name="Standard">- <text:span text:style-name="T5">Muchos mapas, cambiando el turno entre jugadores y declarando un ganador.</text:span></text:p>
      <text:p text:style-name="Standard">- <text:span text:style-name="T1">Multijugadores</text:span></text:p>
      <text:p text:style-name="Standard">- <text:span text:style-name="T5">multipartidas</text:span></text:p>
      <text:p text:style-name="Standard"/>
      <text:p text:style-name="P4">- <text:span text:style-name="T7">Enviar por protocolo cambio de arma para que el cliente pueda actualizar imagen</text:span></text:p>
      <text:p text:style-name="P4">- <text:span text:style-name="T7">Enviar posicion repetida cuando se dejo de mover para que el cliente saque el arma (o agregar un mensaje de se dejo de mover)</text:span></text:p>
      <text:p text:style-name="Standard"/>
      <text:p text:style-name="P1">Cliente</text:p>
      <text:p text:style-name="P1">- <text:span text:style-name="T2">Animaciones de caminar(usar subpixbuf) y sacar arma (usar un gif).</text:span></text:p>
      <text:p text:style-name="P2">- <text:span text:style-name="T4">Dibujar la linea de tiro.</text:span></text:p>
      <text:p text:style-name="P2">- <text:span text:style-name="T2">Interfaz de conexión con el server (crear o unirse a partida)</text:span></text:p>
      <text:p text:style-name="P2">- <text:span text:style-name="T5">Camara siguiendo objetos</text:span></text:p>
      <text:p text:style-name="P2"/>
      <text:p text:style-name="P2">- <text:span text:style-name="T6">Que screenView cree el worldView y todo eso</text:span></text:p>
      <text:p text:style-name="P2">- <text:span text:style-name="T6">Agregarle la imagen del worm con el arma.</text:span></text:p>
      <text:p text:style-name="P2">- <text:span text:style-name="T6">Agregar signal idle en listView (uno para worm otro para weapon). Otro para el scope (cuando se mueve, cuando hace el show, etc). Otro para el turno caundo setea y cambia el label.</text:span></text:p>
      <text:p text:style-name="P1"/>
      <text:p text:style-name="P1">- <text:span text:style-name="T7">Recibir por protocolo cambio de arma para actualizar imagen</text:span></text:p>
      <text:p text:style-name="P6">- <text:span text:style-name="T7">Recibir posicion repetida cuando se dejo de mover para sacar el arma (o agregar un mensaje de se dejo de mover)</text:span></text:p>
      <text:p text:style-name="P1"/>
      <text:p text:style-name="P1">Editor</text:p>
      <text:p text:style-name="P1">- <text:span text:style-name="T5">investigar glade</text:span></text:p>
      <text:p text:style-name="P1">- <text:span text:style-name="T3">Corregir el problema con el boton volver</text:span></text:p>
      <text:p text:style-name="P1">- <text:span text:style-name="T4">Rotación de las vigas.</text:span></text:p>
      <text:p text:style-name="P1">- <text:span text:style-name="T3">Crear archivos Yaml. Enviar el archivo al server</text:span></text:p>
      <text:p text:style-name="P1">- <text:span text:style-name="T5">revisar modelo de ventanas vs controladores</text:span></text:p>
      <text:p text:style-name="P1"/>
      <text:p text:style-name="P1"/>
      <text:p text:style-name="P3">Documentacion</text:p>
      <text:p text:style-name="P3"><text:s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50:37.593765396</meta:creation-date>
    <dc:date>2018-05-24T14:22:20.290562395</dc:date>
    <meta:editing-duration>PT1H16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25" meta:character-count="1259" meta:non-whitespace-character-count="1058"/>
  </office:meta>
</office:document-meta>
</file>